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4.83mm"/>
    </style:style>
    <style:style style:name="co4" style:family="table-column">
      <style:table-column-properties fo:break-before="auto" style:column-width="11.94mm"/>
    </style:style>
    <style:style style:name="co5" style:family="table-column">
      <style:table-column-properties fo:break-before="auto" style:column-width="18.52mm"/>
    </style:style>
    <style:style style:name="co6" style:family="table-column">
      <style:table-column-properties fo:break-before="auto" style:column-width="8.06mm"/>
    </style:style>
    <style:style style:name="co7" style:family="table-column">
      <style:table-column-properties fo:break-before="auto" style:column-width="7.67mm"/>
    </style:style>
    <style:style style:name="co8" style:family="table-column">
      <style:table-column-properties fo:break-before="auto" style:column-width="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Repor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style:font-name="Arial1"/>
    </style:style>
    <style:style style:name="ce3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style:font-name="Arial1"/>
    </style:style>
    <style:style style:name="ce4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font-name="Arial1"/>
    </style:style>
    <style:style style:name="ce5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35mm" fo:border-right="none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Arial1"/>
    </style:style>
    <style:style style:name="ce8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font-name="Arial1"/>
    </style:style>
    <style:style style:name="ce9" style:family="table-cell" style:parent-style-name="Default">
      <style:table-cell-properties fo:background-color="#ffffff" fo:border="none"/>
      <style:text-properties style:font-name="Arial1"/>
    </style:style>
    <style:style style:name="ce10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06pt solid #000000" style:vertical-align="automati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Arial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Arial1"/>
    </style:style>
    <style:style style:name="ce14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style:font-name="Arial1"/>
    </style:style>
    <style:style style:name="ce15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font-name="Arial1"/>
    </style:style>
    <style:style style:name="ce16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Arial1"/>
    </style:style>
    <style:style style:name="ce17" style:family="table-cell" style:parent-style-name="Default">
      <style:table-cell-properties fo:border-bottom="0.06pt solid #000000" fo:background-color="#cccccc" fo:border-left="none" fo:border-right="none" fo:border-top="none"/>
      <style:text-properties style:font-name="Arial1"/>
    </style:style>
    <style:style style:name="ce18" style:family="table-cell" style:parent-style-name="Default" style:data-style-name="N107">
      <style:text-properties style:font-name="Arial1"/>
    </style:style>
    <style:style style:name="ce19" style:family="table-cell" style:parent-style-name="Default" style:data-style-name="N2">
      <style:text-properties style:font-name="Arial1"/>
    </style:style>
    <style:style style:name="ce20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1"/>
    </style:style>
    <style:style style:name="ce21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Arial1"/>
    </style:style>
    <style:style style:name="ce22" style:family="table-cell" style:parent-style-name="Default" style:data-style-name="N106">
      <style:table-cell-properties fo:background-color="#cccccc" fo:border="0.06pt solid #000000"/>
      <style:text-properties style:font-name="Arial1"/>
    </style:style>
    <style:style style:name="ce23" style:family="table-cell" style:parent-style-name="Default" style:data-style-name="N106">
      <style:table-cell-properties fo:background-color="#ffffff" fo:border="0.06pt solid #000000"/>
      <style:text-properties style:font-name="Arial1"/>
    </style:style>
    <style:style style:name="ce24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font-name="Arial1"/>
    </style:style>
    <style:style style:name="ce2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Arial1"/>
    </style:style>
    <style:style style:name="ce26" style:family="table-cell" style:parent-style-name="Default" style:data-style-name="N108">
      <style:table-cell-properties fo:border-bottom="0.06pt solid #000000" fo:background-color="#cccccc" fo:border-left="none" fo:border-right="0.06pt solid #000000" fo:border-top="0.06pt solid #000000"/>
      <style:text-properties style:font-name="Arial1"/>
    </style:style>
    <style:style style:name="ce27" style:family="table-cell" style:parent-style-name="Default" style:data-style-name="N108">
      <style:table-cell-properties fo:border-bottom="none" fo:border-left="none" fo:border-right="0.06pt solid #000000" fo:border-top="none"/>
      <style:text-properties style:font-name="Arial1"/>
    </style:style>
    <style:style style:name="ce28" style:family="table-cell" style:parent-style-name="Default" style:data-style-name="N108">
      <style:table-cell-properties fo:border-bottom="0.06pt solid #000000" fo:border-left="none" fo:border-right="0.06pt solid #000000" fo:border-top="none"/>
      <style:text-properties style:font-name="Arial1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column table:style-name="co8" table:default-cell-style-name="ce1"/>
        <table:table-column table:style-name="co1" table:number-columns-repeated="9" table:default-cell-style-name="ce1"/>
        <table:table-row table:style-name="ro1">
          <table:table-cell table:number-columns-repeated="17"/>
          <table:table-cell table:style-name="Default" table:number-columns-repeated="10"/>
        </table:table-row>
        <table:table-row table:style-name="ro1">
          <table:table-cell table:style-name="ce1"/>
          <table:table-cell table:style-name="ce2" office:value-type="string" calcext:value-type="string">
            <text:p>Masse</text:p>
          </table:table-cell>
          <table:table-cell table:style-name="ce7"/>
          <table:table-cell table:style-name="ce2" office:value-type="string" calcext:value-type="string">
            <text:p>M</text:p>
          </table:table-cell>
          <table:table-cell table:style-name="ce12" office:value-type="string" calcext:value-type="string">
            <text:p>ΔM</text:p>
          </table:table-cell>
          <table:table-cell table:style-name="ce14"/>
          <table:table-cell table:style-name="ce7" office:value-type="string" calcext:value-type="string">
            <text:p>Li</text:p>
          </table:table-cell>
          <table:table-cell table:style-name="ce7" office:value-type="string" calcext:value-type="string">
            <text:p>Δli</text:p>
          </table:table-cell>
          <table:table-cell table:style-name="ce14"/>
          <table:table-cell table:style-name="ce7" office:value-type="string" calcext:value-type="string">
            <text:p>τ1(s)</text:p>
          </table:table-cell>
          <table:table-cell table:style-name="ce7" office:value-type="string" calcext:value-type="string">
            <text:p>τ2(s)</text:p>
          </table:table-cell>
          <table:table-cell table:style-name="ce7" office:value-type="string" calcext:value-type="string">
            <text:p>τ3(s)</text:p>
          </table:table-cell>
          <table:table-cell table:style-name="ce7" office:value-type="string" calcext:value-type="string">
            <text:p>τ4(s)</text:p>
          </table:table-cell>
          <table:table-cell table:style-name="ce7" office:value-type="string" calcext:value-type="string">
            <text:p>τ5(s)</text:p>
          </table:table-cell>
          <table:table-cell table:style-name="ce7" office:value-type="string" calcext:value-type="string">
            <text:p>τ6(s)</text:p>
          </table:table-cell>
          <table:table-cell table:style-name="ce7" office:value-type="string" calcext:value-type="string">
            <text:p>mτ</text:p>
          </table:table-cell>
          <table:table-cell table:style-name="ce14" office:value-type="string" calcext:value-type="string">
            <text:p>σ</text:p>
          </table:table-cell>
          <table:table-cell table:number-columns-repeated="8"/>
          <table:table-cell office:value-type="string" calcext:value-type="string">
            <text:p>σ²</text:p>
          </table:table-cell>
          <table:table-cell office:value-type="string" calcext:value-type="string">
            <text:p>σ</text:p>
          </table:table-cell>
        </table:table-row>
        <table:table-row table:style-name="ro2">
          <table:table-cell table:style-name="ce1"/>
          <table:table-cell table:style-name="ce3" office:value-type="string" calcext:value-type="string">
            <text:p>molla</text:p>
          </table:table-cell>
          <table:table-cell table:style-name="ce8"/>
          <table:table-cell table:style-name="ce3" office:value-type="float" office:value="8.31" calcext:value-type="float">
            <text:p>8,31</text:p>
          </table:table-cell>
          <table:table-cell table:style-name="ce8" office:value-type="string" calcext:value-type="string">
            <text:p><text:span text:style-name="T1">±</text:span>0,001</text:p>
          </table:table-cell>
          <table:table-cell table:style-name="ce8" office:value-type="string" calcext:value-type="string">
            <text:p>g</text:p>
          </table:table-cell>
          <table:table-cell table:style-name="ce3" office:value-type="float" office:value="13.7" calcext:value-type="float">
            <text:p>13,7</text:p>
          </table:table-cell>
          <table:table-cell table:style-name="ce8" office:value-type="string" calcext:value-type="string">
            <text:p>±0,2</text:p>
          </table:table-cell>
          <table:table-cell table:style-name="ce8" office:value-type="string" calcext:value-type="string">
            <text:p>cm</text:p>
          </table:table-cell>
          <table:table-cell table:style-name="ce15" office:value-type="string" calcext:value-type="string">
            <text:p>//////////////////</text:p>
          </table:table-cell>
          <table:table-cell table:number-columns-repeated="5" table:style-name="ce17" office:value-type="string" calcext:value-type="string">
            <text:p>//////////////////</text:p>
          </table:table-cell>
          <table:table-cell table:style-name="ce20" office:value-type="string" calcext:value-type="string">
            <text:p>//////////////////</text:p>
          </table:table-cell>
          <table:table-cell table:style-name="ce24" office:value-type="string" calcext:value-type="string">
            <text:p>//////////////////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4" office:value-type="string" calcext:value-type="string">
            <text:p>piattello</text:p>
          </table:table-cell>
          <table:table-cell table:style-name="ce9"/>
          <table:table-cell table:style-name="ce4" office:value-type="float" office:value="7.77" calcext:value-type="float">
            <text:p>7,77</text:p>
          </table:table-cell>
          <table:table-cell table:style-name="ce13" office:value-type="string" calcext:value-type="string">
            <text:p>±0,001</text:p>
          </table:table-cell>
          <table:table-cell table:style-name="ce13" office:value-type="string" calcext:value-type="string">
            <text:p>g</text:p>
          </table:table-cell>
          <table:table-cell table:style-name="ce4" office:value-type="float" office:value="16.5" calcext:value-type="float">
            <text:p>16,5</text:p>
          </table:table-cell>
          <table:table-cell table:style-name="ce13" office:value-type="string" calcext:value-type="string">
            <text:p>±0,2</text:p>
          </table:table-cell>
          <table:table-cell table:style-name="ce13" office:value-type="string" calcext:value-type="string">
            <text:p>cm</text:p>
          </table:table-cell>
          <table:table-cell table:style-name="ce16" office:value-type="string" calcext:value-type="string">
            <text:p>//////////////////</text:p>
          </table:table-cell>
          <table:table-cell table:number-columns-repeated="5" table:style-name="ce9" office:value-type="string" calcext:value-type="string">
            <text:p>//////////////////</text:p>
          </table:table-cell>
          <table:table-cell table:style-name="ce21" office:value-type="string" calcext:value-type="string">
            <text:p>//////////////////</text:p>
          </table:table-cell>
          <table:table-cell table:style-name="ce25" office:value-type="string" calcext:value-type="string">
            <text:p>//////////////////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5" office:value-type="string" calcext:value-type="string">
            <text:p>Pesetto 50</text:p>
          </table:table-cell>
          <table:table-cell table:style-name="ce10" office:value-type="string" calcext:value-type="string">
            <text:p>g</text:p>
          </table:table-cell>
          <table:table-cell table:style-name="ce5" office:value-type="float" office:value="49.951" calcext:value-type="float">
            <text:p>49,951</text:p>
          </table:table-cell>
          <table:table-cell table:style-name="ce10" office:value-type="string" calcext:value-type="string">
            <text:p>±0,001</text:p>
          </table:table-cell>
          <table:table-cell table:style-name="ce10" office:value-type="string" calcext:value-type="string">
            <text:p>g</text:p>
          </table:table-cell>
          <table:table-cell table:style-name="ce5" office:value-type="float" office:value="35.8" calcext:value-type="float">
            <text:p>35,8</text:p>
          </table:table-cell>
          <table:table-cell table:style-name="ce8" office:value-type="string" calcext:value-type="string">
            <text:p>±0,2</text:p>
          </table:table-cell>
          <table:table-cell table:style-name="ce10" office:value-type="string" calcext:value-type="string">
            <text:p>cm</text:p>
          </table:table-cell>
          <table:table-cell table:style-name="ce5" office:value-type="float" office:value="9.57" calcext:value-type="float">
            <text:p>9,57</text:p>
          </table:table-cell>
          <table:table-cell table:style-name="ce10" office:value-type="float" office:value="9.45" calcext:value-type="float">
            <text:p>9,45</text:p>
          </table:table-cell>
          <table:table-cell table:style-name="ce8" office:value-type="float" office:value="9.55" calcext:value-type="float">
            <text:p>9,55</text:p>
          </table:table-cell>
          <table:table-cell table:style-name="ce8" office:value-type="float" office:value="9.49" calcext:value-type="float">
            <text:p>9,49</text:p>
          </table:table-cell>
          <table:table-cell table:style-name="ce8" office:value-type="float" office:value="9.36" calcext:value-type="float">
            <text:p>9,36</text:p>
          </table:table-cell>
          <table:table-cell table:style-name="ce8" office:value-type="float" office:value="9.54" calcext:value-type="float">
            <text:p>9,54</text:p>
          </table:table-cell>
          <table:table-cell table:style-name="ce22" table:formula="of:=SUM([.J5:.O5])/6" office:value-type="float" office:value="9.49333333333333" calcext:value-type="float">
            <text:p>9,493</text:p>
          </table:table-cell>
          <table:table-cell table:style-name="ce26" table:formula="of:=((1/30)*[.Z6])^0.5" office:value-type="float" office:value="0.0321109188767796" calcext:value-type="float">
            <text:p>0,0321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6" office:value-type="string" calcext:value-type="string">
            <text:p>Pesetto 45</text:p>
          </table:table-cell>
          <table:table-cell table:style-name="ce11" office:value-type="string" calcext:value-type="string">
            <text:p>g</text:p>
          </table:table-cell>
          <table:table-cell table:style-name="ce6" office:value-type="float" office:value="44.982" calcext:value-type="float">
            <text:p>44,982</text:p>
          </table:table-cell>
          <table:table-cell table:style-name="ce11" office:value-type="string" calcext:value-type="string">
            <text:p>±0,001</text:p>
          </table:table-cell>
          <table:table-cell table:style-name="ce11" office:value-type="string" calcext:value-type="string">
            <text:p>g</text:p>
          </table:table-cell>
          <table:table-cell table:style-name="ce6" office:value-type="float" office:value="34.3" calcext:value-type="float">
            <text:p>34,3</text:p>
          </table:table-cell>
          <table:table-cell table:style-name="ce13" office:value-type="string" calcext:value-type="string">
            <text:p>±0,2</text:p>
          </table:table-cell>
          <table:table-cell table:style-name="ce11" office:value-type="string" calcext:value-type="string">
            <text:p>cm</text:p>
          </table:table-cell>
          <table:table-cell table:style-name="ce6" office:value-type="float" office:value="9.05" calcext:value-type="float">
            <text:p>9,05</text:p>
          </table:table-cell>
          <table:table-cell table:style-name="ce11" office:value-type="float" office:value="9.04" calcext:value-type="float">
            <text:p>9,04</text:p>
          </table:table-cell>
          <table:table-cell table:style-name="ce13" office:value-type="float" office:value="9.21" calcext:value-type="float">
            <text:p>9,21</text:p>
          </table:table-cell>
          <table:table-cell table:style-name="ce13" office:value-type="float" office:value="9.16" calcext:value-type="float">
            <text:p>9,16</text:p>
          </table:table-cell>
          <table:table-cell table:style-name="ce13" office:value-type="float" office:value="9.07" calcext:value-type="float">
            <text:p>9,07</text:p>
          </table:table-cell>
          <table:table-cell table:style-name="ce13" office:value-type="float" office:value="8.96" calcext:value-type="float">
            <text:p>8,96</text:p>
          </table:table-cell>
          <table:table-cell table:style-name="ce23" table:formula="of:=SUM([.J6:.O6])/6" office:value-type="float" office:value="9.08166666666667" calcext:value-type="float">
            <text:p>9,082</text:p>
          </table:table-cell>
          <table:table-cell table:style-name="ce27" table:formula="of:=((1/30)*[.Z7])^0.5" office:value-type="float" office:value="0.0366439323459939" calcext:value-type="float">
            <text:p>0,0366</text:p>
          </table:table-cell>
          <table:table-cell table:number-columns-repeated="2"/>
          <table:table-cell table:formula="of:=([.$P5]-[.J5])^2" office:value-type="float" office:value="0.00587777777777825" calcext:value-type="float">
            <text:p>0,0058777778</text:p>
          </table:table-cell>
          <table:table-cell table:formula="of:=([.$P5]-[.K5])^2" office:value-type="float" office:value="0.0018777777777776" calcext:value-type="float">
            <text:p>0,0018777778</text:p>
          </table:table-cell>
          <table:table-cell table:formula="of:=([.$P5]-[.L5])^2" office:value-type="float" office:value="0.00321111111111151" calcext:value-type="float">
            <text:p>0,0032111111</text:p>
          </table:table-cell>
          <table:table-cell table:formula="of:=([.$P5]-[.M5])^2" office:value-type="float" office:value="0.0000111111111110909" calcext:value-type="float">
            <text:p>1,11111111110909E-05</text:p>
          </table:table-cell>
          <table:table-cell table:formula="of:=([.$P5]-[.N5])^2" office:value-type="float" office:value="0.0177777777777772" calcext:value-type="float">
            <text:p>0,0177777778</text:p>
          </table:table-cell>
          <table:table-cell table:formula="of:=([.$P5]-[.O5])^2" office:value-type="float" office:value="0.00217777777777796" calcext:value-type="float">
            <text:p>0,0021777778</text:p>
          </table:table-cell>
          <table:table-cell table:formula="of:=SUM([.T6:.Y6])" office:value-type="float" office:value="0.0309333333333336" calcext:value-type="float">
            <text:p>0,0309333333</text:p>
          </table:table-cell>
          <table:table-cell table:formula="of:=((1/30)*[.Z6])^0.5" office:value-type="float" office:value="0.0321109188767796" calcext:value-type="float">
            <text:p>0,0321109189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Pesetto 40</text:p>
          </table:table-cell>
          <table:table-cell table:style-name="ce10" office:value-type="string" calcext:value-type="string">
            <text:p>g</text:p>
          </table:table-cell>
          <table:table-cell table:style-name="ce5" office:value-type="float" office:value="39.978" calcext:value-type="float">
            <text:p>39,978</text:p>
          </table:table-cell>
          <table:table-cell table:style-name="ce10" office:value-type="string" calcext:value-type="string">
            <text:p>±0,001</text:p>
          </table:table-cell>
          <table:table-cell table:style-name="ce10" office:value-type="string" calcext:value-type="string">
            <text:p>g</text:p>
          </table:table-cell>
          <table:table-cell table:style-name="ce5" office:value-type="float" office:value="31.8" calcext:value-type="float">
            <text:p>31,8</text:p>
          </table:table-cell>
          <table:table-cell table:style-name="ce8" office:value-type="string" calcext:value-type="string">
            <text:p>±0,2</text:p>
          </table:table-cell>
          <table:table-cell table:style-name="ce10" office:value-type="string" calcext:value-type="string">
            <text:p>cm</text:p>
          </table:table-cell>
          <table:table-cell table:style-name="ce5" office:value-type="float" office:value="8.61" calcext:value-type="float">
            <text:p>8,61</text:p>
          </table:table-cell>
          <table:table-cell table:style-name="ce10" office:value-type="float" office:value="8.69" calcext:value-type="float">
            <text:p>8,69</text:p>
          </table:table-cell>
          <table:table-cell table:number-columns-repeated="2" table:style-name="ce8" office:value-type="float" office:value="8.68" calcext:value-type="float">
            <text:p>8,68</text:p>
          </table:table-cell>
          <table:table-cell table:style-name="ce8" office:value-type="float" office:value="8.53" calcext:value-type="float">
            <text:p>8,53</text:p>
          </table:table-cell>
          <table:table-cell table:style-name="ce8" office:value-type="float" office:value="8.65" calcext:value-type="float">
            <text:p>8,65</text:p>
          </table:table-cell>
          <table:table-cell table:style-name="ce22" table:formula="of:=SUM([.J7:.O7])/6" office:value-type="float" office:value="8.64" calcext:value-type="float">
            <text:p>8,640</text:p>
          </table:table-cell>
          <table:table-cell table:style-name="ce26" table:formula="of:=((1/30)*[.Z8])^0.5" office:value-type="float" office:value="0.0250333111406915" calcext:value-type="float">
            <text:p>0,0250</text:p>
          </table:table-cell>
          <table:table-cell table:number-columns-repeated="2"/>
          <table:table-cell table:formula="of:=([.$P6]-[.J6])^2" office:value-type="float" office:value="0.00100277777777798" calcext:value-type="float">
            <text:p>0,0010027778</text:p>
          </table:table-cell>
          <table:table-cell table:formula="of:=([.$P6]-[.K6])^2" office:value-type="float" office:value="0.00173611111111151" calcext:value-type="float">
            <text:p>0,0017361111</text:p>
          </table:table-cell>
          <table:table-cell table:formula="of:=([.$P6]-[.L6])^2" office:value-type="float" office:value="0.0164694444444437" calcext:value-type="float">
            <text:p>0,0164694444</text:p>
          </table:table-cell>
          <table:table-cell table:formula="of:=([.$P6]-[.M6])^2" office:value-type="float" office:value="0.00613611111111053" calcext:value-type="float">
            <text:p>0,0061361111</text:p>
          </table:table-cell>
          <table:table-cell table:formula="of:=([.$P6]-[.N6])^2" office:value-type="float" office:value="0.000136111111111195" calcext:value-type="float">
            <text:p>0,0001361111</text:p>
          </table:table-cell>
          <table:table-cell table:formula="of:=([.$P6]-[.O6])^2" office:value-type="float" office:value="0.0148027777777785" calcext:value-type="float">
            <text:p>0,0148027778</text:p>
          </table:table-cell>
          <table:table-cell table:formula="of:=SUM([.T7:.Y7])" office:value-type="float" office:value="0.0402833333333334" calcext:value-type="float">
            <text:p>0,0402833333</text:p>
          </table:table-cell>
          <table:table-cell table:formula="of:=((1/30)*[.Z7])^0.5" office:value-type="float" office:value="0.0366439323459939" calcext:value-type="float">
            <text:p>0,0366439323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Pesetto 35</text:p>
          </table:table-cell>
          <table:table-cell table:style-name="ce11" office:value-type="string" calcext:value-type="string">
            <text:p>g</text:p>
          </table:table-cell>
          <table:table-cell table:style-name="ce6" office:value-type="float" office:value="34.94" calcext:value-type="float">
            <text:p>34,94</text:p>
          </table:table-cell>
          <table:table-cell table:style-name="ce11" office:value-type="string" calcext:value-type="string">
            <text:p>±0,001</text:p>
          </table:table-cell>
          <table:table-cell table:style-name="ce11" office:value-type="string" calcext:value-type="string">
            <text:p>g</text:p>
          </table:table-cell>
          <table:table-cell table:style-name="ce6" office:value-type="float" office:value="30" calcext:value-type="float">
            <text:p>30</text:p>
          </table:table-cell>
          <table:table-cell table:style-name="ce13" office:value-type="string" calcext:value-type="string">
            <text:p>±0,2</text:p>
          </table:table-cell>
          <table:table-cell table:style-name="ce11" office:value-type="string" calcext:value-type="string">
            <text:p>cm</text:p>
          </table:table-cell>
          <table:table-cell table:style-name="ce6" office:value-type="float" office:value="8.28" calcext:value-type="float">
            <text:p>8,28</text:p>
          </table:table-cell>
          <table:table-cell table:style-name="ce11" office:value-type="float" office:value="8.22" calcext:value-type="float">
            <text:p>8,22</text:p>
          </table:table-cell>
          <table:table-cell table:style-name="ce13" office:value-type="float" office:value="8.18" calcext:value-type="float">
            <text:p>8,18</text:p>
          </table:table-cell>
          <table:table-cell table:style-name="ce13" office:value-type="float" office:value="8.08" calcext:value-type="float">
            <text:p>8,08</text:p>
          </table:table-cell>
          <table:table-cell table:style-name="ce13" office:value-type="float" office:value="8.22" calcext:value-type="float">
            <text:p>8,22</text:p>
          </table:table-cell>
          <table:table-cell table:style-name="ce13" office:value-type="float" office:value="8.23" calcext:value-type="float">
            <text:p>8,23</text:p>
          </table:table-cell>
          <table:table-cell table:style-name="ce23" table:formula="of:=SUM([.J8:.O8])/6" office:value-type="float" office:value="8.20166666666667" calcext:value-type="float">
            <text:p>8,202</text:p>
          </table:table-cell>
          <table:table-cell table:style-name="ce27" table:formula="of:=((1/30)*[.Z9])^0.5" office:value-type="float" office:value="0.0276184318486365" calcext:value-type="float">
            <text:p>0,0276</text:p>
          </table:table-cell>
          <table:table-cell table:number-columns-repeated="2"/>
          <table:table-cell table:formula="of:=([.$P7]-[.J7])^2" office:value-type="float" office:value="0.000900000000000068" calcext:value-type="float">
            <text:p>0,0009</text:p>
          </table:table-cell>
          <table:table-cell table:formula="of:=([.$P7]-[.K7])^2" office:value-type="float" office:value="0.00249999999999989" calcext:value-type="float">
            <text:p>0,0025</text:p>
          </table:table-cell>
          <table:table-cell table:formula="of:=([.$P7]-[.L7])^2" office:value-type="float" office:value="0.00159999999999993" calcext:value-type="float">
            <text:p>0,0016</text:p>
          </table:table-cell>
          <table:table-cell table:formula="of:=([.$P7]-[.M7])^2" office:value-type="float" office:value="0.00159999999999993" calcext:value-type="float">
            <text:p>0,0016</text:p>
          </table:table-cell>
          <table:table-cell table:formula="of:=([.$P7]-[.N7])^2" office:value-type="float" office:value="0.0121000000000003" calcext:value-type="float">
            <text:p>0,0121</text:p>
          </table:table-cell>
          <table:table-cell table:formula="of:=([.$P7]-[.O7])^2" office:value-type="float" office:value="0.0000999999999999957" calcext:value-type="float">
            <text:p>0,0001</text:p>
          </table:table-cell>
          <table:table-cell table:formula="of:=SUM([.T8:.Y8])" office:value-type="float" office:value="0.0188000000000001" calcext:value-type="float">
            <text:p>0,0188</text:p>
          </table:table-cell>
          <table:table-cell table:formula="of:=((1/30)*[.Z8])^0.5" office:value-type="float" office:value="0.0250333111406915" calcext:value-type="float">
            <text:p>0,0250333111</text:p>
          </table:table-cell>
        </table:table-row>
        <table:table-row table:style-name="ro2">
          <table:table-cell table:style-name="ce1"/>
          <table:table-cell table:style-name="ce5" office:value-type="string" calcext:value-type="string">
            <text:p>Pesetto 30</text:p>
          </table:table-cell>
          <table:table-cell table:style-name="ce10" office:value-type="string" calcext:value-type="string">
            <text:p>g</text:p>
          </table:table-cell>
          <table:table-cell table:style-name="ce5" office:value-type="float" office:value="29.935" calcext:value-type="float">
            <text:p>29,935</text:p>
          </table:table-cell>
          <table:table-cell table:style-name="ce8" office:value-type="string" calcext:value-type="string">
            <text:p><text:span text:style-name="T1">±</text:span>0,001</text:p>
          </table:table-cell>
          <table:table-cell table:style-name="ce10" office:value-type="string" calcext:value-type="string">
            <text:p>g</text:p>
          </table:table-cell>
          <table:table-cell table:style-name="ce5" office:value-type="float" office:value="28.3" calcext:value-type="float">
            <text:p>28,3</text:p>
          </table:table-cell>
          <table:table-cell table:style-name="ce8" office:value-type="string" calcext:value-type="string">
            <text:p>±0,2</text:p>
          </table:table-cell>
          <table:table-cell table:style-name="ce10" office:value-type="string" calcext:value-type="string">
            <text:p>cm</text:p>
          </table:table-cell>
          <table:table-cell table:style-name="ce5" office:value-type="float" office:value="7.69" calcext:value-type="float">
            <text:p>7,69</text:p>
          </table:table-cell>
          <table:table-cell table:style-name="ce10" office:value-type="float" office:value="7.82" calcext:value-type="float">
            <text:p>7,82</text:p>
          </table:table-cell>
          <table:table-cell table:number-columns-repeated="2" table:style-name="ce8" office:value-type="float" office:value="7.73" calcext:value-type="float">
            <text:p>7,73</text:p>
          </table:table-cell>
          <table:table-cell table:style-name="ce8" office:value-type="float" office:value="7.63" calcext:value-type="float">
            <text:p>7,63</text:p>
          </table:table-cell>
          <table:table-cell table:style-name="ce8" office:value-type="float" office:value="7.79" calcext:value-type="float">
            <text:p>7,79</text:p>
          </table:table-cell>
          <table:table-cell table:style-name="ce22" table:formula="of:=SUM([.J9:.O9])/6" office:value-type="float" office:value="7.73166666666667" calcext:value-type="float">
            <text:p>7,732</text:p>
          </table:table-cell>
          <table:table-cell table:style-name="ce26" table:formula="of:=((1/30)*[.Z10])^0.5" office:value-type="float" office:value="0.0278587708112026" calcext:value-type="float">
            <text:p>0,0279</text:p>
          </table:table-cell>
          <table:table-cell table:number-columns-repeated="2"/>
          <table:table-cell table:formula="of:=([.$P8]-[.J8])^2" office:value-type="float" office:value="0.00613611111111053" calcext:value-type="float">
            <text:p>0,0061361111</text:p>
          </table:table-cell>
          <table:table-cell table:formula="of:=([.$P8]-[.K8])^2" office:value-type="float" office:value="0.000336111111111021" calcext:value-type="float">
            <text:p>0,0003361111</text:p>
          </table:table-cell>
          <table:table-cell table:formula="of:=([.$P8]-[.L8])^2" office:value-type="float" office:value="0.000469444444444591" calcext:value-type="float">
            <text:p>0,0004694444</text:p>
          </table:table-cell>
          <table:table-cell table:formula="of:=([.$P8]-[.M8])^2" office:value-type="float" office:value="0.0148027777777785" calcext:value-type="float">
            <text:p>0,0148027778</text:p>
          </table:table-cell>
          <table:table-cell table:formula="of:=([.$P8]-[.N8])^2" office:value-type="float" office:value="0.000336111111111021" calcext:value-type="float">
            <text:p>0,0003361111</text:p>
          </table:table-cell>
          <table:table-cell table:formula="of:=([.$P8]-[.O8])^2" office:value-type="float" office:value="0.000802777777777626" calcext:value-type="float">
            <text:p>0,0008027778</text:p>
          </table:table-cell>
          <table:table-cell table:formula="of:=SUM([.T9:.Y9])" office:value-type="float" office:value="0.0228833333333333" calcext:value-type="float">
            <text:p>0,0228833333</text:p>
          </table:table-cell>
          <table:table-cell table:formula="of:=((1/30)*[.Z9])^0.5" office:value-type="float" office:value="0.0276184318486365" calcext:value-type="float">
            <text:p>0,0276184318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Pesetto 25</text:p>
          </table:table-cell>
          <table:table-cell table:style-name="ce11" office:value-type="string" calcext:value-type="string">
            <text:p>g</text:p>
          </table:table-cell>
          <table:table-cell table:style-name="ce6" office:value-type="float" office:value="24.975" calcext:value-type="float">
            <text:p>24,975</text:p>
          </table:table-cell>
          <table:table-cell table:style-name="ce13" office:value-type="string" calcext:value-type="string">
            <text:p>±0,001</text:p>
          </table:table-cell>
          <table:table-cell table:style-name="ce11" office:value-type="string" calcext:value-type="string">
            <text:p>g</text:p>
          </table:table-cell>
          <table:table-cell table:style-name="ce6" office:value-type="float" office:value="26.3" calcext:value-type="float">
            <text:p>26,3</text:p>
          </table:table-cell>
          <table:table-cell table:style-name="ce13" office:value-type="string" calcext:value-type="string">
            <text:p>±0,2</text:p>
          </table:table-cell>
          <table:table-cell table:style-name="ce11" office:value-type="string" calcext:value-type="string">
            <text:p>cm</text:p>
          </table:table-cell>
          <table:table-cell table:style-name="ce6" office:value-type="float" office:value="7.31" calcext:value-type="float">
            <text:p>7,31</text:p>
          </table:table-cell>
          <table:table-cell table:style-name="ce11" office:value-type="float" office:value="7.23" calcext:value-type="float">
            <text:p>7,23</text:p>
          </table:table-cell>
          <table:table-cell table:style-name="ce13" office:value-type="float" office:value="7.2" calcext:value-type="float">
            <text:p>7,2</text:p>
          </table:table-cell>
          <table:table-cell table:style-name="ce13" office:value-type="float" office:value="7.19" calcext:value-type="float">
            <text:p>7,19</text:p>
          </table:table-cell>
          <table:table-cell table:style-name="ce13" office:value-type="float" office:value="7.17" calcext:value-type="float">
            <text:p>7,17</text:p>
          </table:table-cell>
          <table:table-cell table:style-name="ce13" office:value-type="float" office:value="7.07" calcext:value-type="float">
            <text:p>7,07</text:p>
          </table:table-cell>
          <table:table-cell table:style-name="ce23" table:formula="of:=SUM([.J10:.O10])/6" office:value-type="float" office:value="7.195" calcext:value-type="float">
            <text:p>7,195</text:p>
          </table:table-cell>
          <table:table-cell table:style-name="ce27" table:formula="of:=((1/30)*[.Z11])^0.5" office:value-type="float" office:value="0.0320156211871642" calcext:value-type="float">
            <text:p>0,0320</text:p>
          </table:table-cell>
          <table:table-cell table:number-columns-repeated="2"/>
          <table:table-cell table:formula="of:=([.$P9]-[.J9])^2" office:value-type="float" office:value="0.00173611111111136" calcext:value-type="float">
            <text:p>0,0017361111</text:p>
          </table:table-cell>
          <table:table-cell table:formula="of:=([.$P9]-[.K9])^2" office:value-type="float" office:value="0.00780277777777724" calcext:value-type="float">
            <text:p>0,0078027778</text:p>
          </table:table-cell>
          <table:table-cell table:formula="of:=([.$P9]-[.L9])^2" office:value-type="float" office:value="0.00000277777777778753" calcext:value-type="float">
            <text:p>2,77777777778753E-06</text:p>
          </table:table-cell>
          <table:table-cell table:formula="of:=([.$P9]-[.M9])^2" office:value-type="float" office:value="0.00000277777777778753" calcext:value-type="float">
            <text:p>2,77777777778753E-06</text:p>
          </table:table-cell>
          <table:table-cell table:formula="of:=([.$P9]-[.N9])^2" office:value-type="float" office:value="0.0103361111111118" calcext:value-type="float">
            <text:p>0,0103361111</text:p>
          </table:table-cell>
          <table:table-cell table:formula="of:=([.$P9]-[.O9])^2" office:value-type="float" office:value="0.00340277777777739" calcext:value-type="float">
            <text:p>0,0034027778</text:p>
          </table:table-cell>
          <table:table-cell table:formula="of:=SUM([.T10:.Y10])" office:value-type="float" office:value="0.0232833333333334" calcext:value-type="float">
            <text:p>0,0232833333</text:p>
          </table:table-cell>
          <table:table-cell table:formula="of:=((1/30)*[.Z10])^0.5" office:value-type="float" office:value="0.0278587708112026" calcext:value-type="float">
            <text:p>0,0278587708</text:p>
          </table:table-cell>
        </table:table-row>
        <table:table-row table:style-name="ro1">
          <table:table-cell/>
          <table:table-cell table:style-name="ce5" office:value-type="string" calcext:value-type="string">
            <text:p>Pesetto 20</text:p>
          </table:table-cell>
          <table:table-cell table:style-name="ce10" office:value-type="string" calcext:value-type="string">
            <text:p>g</text:p>
          </table:table-cell>
          <table:table-cell table:style-name="ce5" office:value-type="float" office:value="19.971" calcext:value-type="float">
            <text:p>19,971</text:p>
          </table:table-cell>
          <table:table-cell table:style-name="ce10" office:value-type="string" calcext:value-type="string">
            <text:p>±0,001</text:p>
          </table:table-cell>
          <table:table-cell table:style-name="ce10" office:value-type="string" calcext:value-type="string">
            <text:p>g</text:p>
          </table:table-cell>
          <table:table-cell table:style-name="ce5" office:value-type="float" office:value="24.5" calcext:value-type="float">
            <text:p>24,5</text:p>
          </table:table-cell>
          <table:table-cell table:style-name="ce8" office:value-type="string" calcext:value-type="string">
            <text:p>±0,2</text:p>
          </table:table-cell>
          <table:table-cell table:style-name="ce10" office:value-type="string" calcext:value-type="string">
            <text:p>cm</text:p>
          </table:table-cell>
          <table:table-cell table:style-name="ce5" office:value-type="float" office:value="6.83" calcext:value-type="float">
            <text:p>6,83</text:p>
          </table:table-cell>
          <table:table-cell table:style-name="ce10" office:value-type="float" office:value="6.76" calcext:value-type="float">
            <text:p>6,76</text:p>
          </table:table-cell>
          <table:table-cell table:style-name="ce8" office:value-type="float" office:value="6.69" calcext:value-type="float">
            <text:p>6,69</text:p>
          </table:table-cell>
          <table:table-cell table:style-name="ce8" office:value-type="float" office:value="6.6" calcext:value-type="float">
            <text:p>6,6</text:p>
          </table:table-cell>
          <table:table-cell table:style-name="ce8" office:value-type="float" office:value="6.65" calcext:value-type="float">
            <text:p>6,65</text:p>
          </table:table-cell>
          <table:table-cell table:style-name="ce8" office:value-type="float" office:value="6.63" calcext:value-type="float">
            <text:p>6,63</text:p>
          </table:table-cell>
          <table:table-cell table:style-name="ce22" table:formula="of:=SUM([.J11:.O11])/6" office:value-type="float" office:value="6.69333333333333" calcext:value-type="float">
            <text:p>6,693</text:p>
          </table:table-cell>
          <table:table-cell table:style-name="ce26" table:formula="of:=((1/30)*[.Z12])^0.5" office:value-type="float" office:value="0.0354651628753877" calcext:value-type="float">
            <text:p>0,0355</text:p>
          </table:table-cell>
          <table:table-cell table:number-columns-repeated="2"/>
          <table:table-cell table:formula="of:=([.$P10]-[.J10])^2" office:value-type="float" office:value="0.0132249999999998" calcext:value-type="float">
            <text:p>0,013225</text:p>
          </table:table-cell>
          <table:table-cell table:formula="of:=([.$P10]-[.K10])^2" office:value-type="float" office:value="0.00122500000000001" calcext:value-type="float">
            <text:p>0,001225</text:p>
          </table:table-cell>
          <table:table-cell table:formula="of:=([.$P10]-[.L10])^2" office:value-type="float" office:value="0.0000249999999999989" calcext:value-type="float">
            <text:p>0,000025</text:p>
          </table:table-cell>
          <table:table-cell table:formula="of:=([.$P10]-[.M10])^2" office:value-type="float" office:value="0.0000249999999999989" calcext:value-type="float">
            <text:p>0,000025</text:p>
          </table:table-cell>
          <table:table-cell table:formula="of:=([.$P10]-[.N10])^2" office:value-type="float" office:value="0.000625000000000018" calcext:value-type="float">
            <text:p>0,000625</text:p>
          </table:table-cell>
          <table:table-cell table:formula="of:=([.$P10]-[.O10])^2" office:value-type="float" office:value="0.015625" calcext:value-type="float">
            <text:p>0,015625</text:p>
          </table:table-cell>
          <table:table-cell table:formula="of:=SUM([.T11:.Y11])" office:value-type="float" office:value="0.0307499999999999" calcext:value-type="float">
            <text:p>0,03075</text:p>
          </table:table-cell>
          <table:table-cell table:formula="of:=((1/30)*[.Z11])^0.5" office:value-type="float" office:value="0.0320156211871642" calcext:value-type="float">
            <text:p>0,0320156212</text:p>
          </table:table-cell>
        </table:table-row>
        <table:table-row table:style-name="ro1">
          <table:table-cell/>
          <table:table-cell table:style-name="ce6" office:value-type="string" calcext:value-type="string">
            <text:p>Pesetto 15</text:p>
          </table:table-cell>
          <table:table-cell table:style-name="ce11" office:value-type="string" calcext:value-type="string">
            <text:p>g</text:p>
          </table:table-cell>
          <table:table-cell table:style-name="ce6" office:value-type="float" office:value="14.966" calcext:value-type="float">
            <text:p>14,966</text:p>
          </table:table-cell>
          <table:table-cell table:style-name="ce11" office:value-type="string" calcext:value-type="string">
            <text:p>±0,001</text:p>
          </table:table-cell>
          <table:table-cell table:style-name="ce11" office:value-type="string" calcext:value-type="string">
            <text:p>g</text:p>
          </table:table-cell>
          <table:table-cell table:style-name="ce6" office:value-type="float" office:value="22.3" calcext:value-type="float">
            <text:p>22,3</text:p>
          </table:table-cell>
          <table:table-cell table:style-name="ce13" office:value-type="string" calcext:value-type="string">
            <text:p>±0,2</text:p>
          </table:table-cell>
          <table:table-cell table:style-name="ce11" office:value-type="string" calcext:value-type="string">
            <text:p>cm</text:p>
          </table:table-cell>
          <table:table-cell table:style-name="ce6" office:value-type="float" office:value="6.27" calcext:value-type="float">
            <text:p>6,27</text:p>
          </table:table-cell>
          <table:table-cell table:style-name="ce11" office:value-type="float" office:value="6.22" calcext:value-type="float">
            <text:p>6,22</text:p>
          </table:table-cell>
          <table:table-cell table:style-name="ce13" office:value-type="float" office:value="6.11" calcext:value-type="float">
            <text:p>6,11</text:p>
          </table:table-cell>
          <table:table-cell table:style-name="ce13" office:value-type="float" office:value="6.15" calcext:value-type="float">
            <text:p>6,15</text:p>
          </table:table-cell>
          <table:table-cell table:style-name="ce13" office:value-type="float" office:value="6.07" calcext:value-type="float">
            <text:p>6,07</text:p>
          </table:table-cell>
          <table:table-cell table:style-name="ce13" office:value-type="float" office:value="6.12" calcext:value-type="float">
            <text:p>6,12</text:p>
          </table:table-cell>
          <table:table-cell table:style-name="ce23" table:formula="of:=SUM([.J12:.O12])/6" office:value-type="float" office:value="6.15666666666667" calcext:value-type="float">
            <text:p>6,157</text:p>
          </table:table-cell>
          <table:table-cell table:style-name="ce27" table:formula="of:=((1/30)*[.Z13])^0.5" office:value-type="float" office:value="0.0305141133102554" calcext:value-type="float">
            <text:p>0,0305</text:p>
          </table:table-cell>
          <table:table-cell table:number-columns-repeated="2"/>
          <table:table-cell table:formula="of:=([.$P11]-[.J11])^2" office:value-type="float" office:value="0.0186777777777788" calcext:value-type="float">
            <text:p>0,0186777778</text:p>
          </table:table-cell>
          <table:table-cell table:formula="of:=([.$P11]-[.K11])^2" office:value-type="float" office:value="0.00444444444444489" calcext:value-type="float">
            <text:p>0,0044444444</text:p>
          </table:table-cell>
          <table:table-cell table:formula="of:=([.$P11]-[.L11])^2" office:value-type="float" office:value="0.000011111111111085" calcext:value-type="float">
            <text:p>1,1111111111085E-05</text:p>
          </table:table-cell>
          <table:table-cell table:formula="of:=([.$P11]-[.M11])^2" office:value-type="float" office:value="0.00871111111111052" calcext:value-type="float">
            <text:p>0,0087111111</text:p>
          </table:table-cell>
          <table:table-cell table:formula="of:=([.$P11]-[.N11])^2" office:value-type="float" office:value="0.00187777777777744" calcext:value-type="float">
            <text:p>0,0018777778</text:p>
          </table:table-cell>
          <table:table-cell table:formula="of:=([.$P11]-[.O11])^2" office:value-type="float" office:value="0.00401111111111068" calcext:value-type="float">
            <text:p>0,0040111111</text:p>
          </table:table-cell>
          <table:table-cell table:formula="of:=SUM([.T12:.Y12])" office:value-type="float" office:value="0.0377333333333334" calcext:value-type="float">
            <text:p>0,0377333333</text:p>
          </table:table-cell>
          <table:table-cell table:formula="of:=((1/30)*[.Z12])^0.5" office:value-type="float" office:value="0.0354651628753877" calcext:value-type="float">
            <text:p>0,0354651629</text:p>
          </table:table-cell>
        </table:table-row>
        <table:table-row table:style-name="ro1">
          <table:table-cell/>
          <table:table-cell table:style-name="ce5" office:value-type="string" calcext:value-type="string">
            <text:p>Pesetto 10</text:p>
          </table:table-cell>
          <table:table-cell table:style-name="ce10" office:value-type="string" calcext:value-type="string">
            <text:p>g</text:p>
          </table:table-cell>
          <table:table-cell table:style-name="ce5" office:value-type="float" office:value="9.962" calcext:value-type="float">
            <text:p>9,962</text:p>
          </table:table-cell>
          <table:table-cell table:style-name="ce10" office:value-type="string" calcext:value-type="string">
            <text:p>±0,001</text:p>
          </table:table-cell>
          <table:table-cell table:style-name="ce10" office:value-type="string" calcext:value-type="string">
            <text:p>g</text:p>
          </table:table-cell>
          <table:table-cell table:style-name="ce5" office:value-type="float" office:value="20.3" calcext:value-type="float">
            <text:p>20,3</text:p>
          </table:table-cell>
          <table:table-cell table:style-name="ce8" office:value-type="string" calcext:value-type="string">
            <text:p>±0,2</text:p>
          </table:table-cell>
          <table:table-cell table:style-name="ce10" office:value-type="string" calcext:value-type="string">
            <text:p>cm</text:p>
          </table:table-cell>
          <table:table-cell table:style-name="ce5" office:value-type="float" office:value="5.52" calcext:value-type="float">
            <text:p>5,52</text:p>
          </table:table-cell>
          <table:table-cell table:style-name="ce10" office:value-type="float" office:value="5.49" calcext:value-type="float">
            <text:p>5,49</text:p>
          </table:table-cell>
          <table:table-cell table:style-name="ce8" office:value-type="float" office:value="5.49" calcext:value-type="float">
            <text:p>5,49</text:p>
          </table:table-cell>
          <table:table-cell table:style-name="ce8" office:value-type="float" office:value="5.44" calcext:value-type="float">
            <text:p>5,44</text:p>
          </table:table-cell>
          <table:table-cell table:style-name="ce8" office:value-type="float" office:value="5.48" calcext:value-type="float">
            <text:p>5,48</text:p>
          </table:table-cell>
          <table:table-cell table:style-name="ce8" office:value-type="float" office:value="5.56" calcext:value-type="float">
            <text:p>5,56</text:p>
          </table:table-cell>
          <table:table-cell table:style-name="ce22" table:formula="of:=SUM([.J13:.O13])/6" office:value-type="float" office:value="5.49666666666667" calcext:value-type="float">
            <text:p>5,497</text:p>
          </table:table-cell>
          <table:table-cell table:style-name="ce26" table:formula="of:=((1/30)*[.Z14])^0.5" office:value-type="float" office:value="0.0164654520469713" calcext:value-type="float">
            <text:p>0,0165</text:p>
          </table:table-cell>
          <table:table-cell table:number-columns-repeated="2"/>
          <table:table-cell table:formula="of:=([.$P12]-[.J12])^2" office:value-type="float" office:value="0.0128444444444436" calcext:value-type="float">
            <text:p>0,0128444444</text:p>
          </table:table-cell>
          <table:table-cell table:formula="of:=([.$P12]-[.K12])^2" office:value-type="float" office:value="0.00401111111111068" calcext:value-type="float">
            <text:p>0,0040111111</text:p>
          </table:table-cell>
          <table:table-cell table:formula="of:=([.$P12]-[.L12])^2" office:value-type="float" office:value="0.00217777777777804" calcext:value-type="float">
            <text:p>0,0021777778</text:p>
          </table:table-cell>
          <table:table-cell table:formula="of:=([.$P12]-[.M12])^2" office:value-type="float" office:value="0.000044444444444482" calcext:value-type="float">
            <text:p>4,4444444444482E-05</text:p>
          </table:table-cell>
          <table:table-cell table:formula="of:=([.$P12]-[.N12])^2" office:value-type="float" office:value="0.00751111111111161" calcext:value-type="float">
            <text:p>0,0075111111</text:p>
          </table:table-cell>
          <table:table-cell table:formula="of:=([.$P12]-[.O12])^2" office:value-type="float" office:value="0.00134444444444467" calcext:value-type="float">
            <text:p>0,0013444444</text:p>
          </table:table-cell>
          <table:table-cell table:formula="of:=SUM([.T13:.Y13])" office:value-type="float" office:value="0.0279333333333331" calcext:value-type="float">
            <text:p>0,0279333333</text:p>
          </table:table-cell>
          <table:table-cell table:formula="of:=((1/30)*[.Z13])^0.5" office:value-type="float" office:value="0.0305141133102554" calcext:value-type="float">
            <text:p>0,0305141133</text:p>
          </table:table-cell>
        </table:table-row>
        <table:table-row table:style-name="ro1">
          <table:table-cell/>
          <table:table-cell table:style-name="ce6" office:value-type="string" calcext:value-type="string">
            <text:p>Pesetto 5</text:p>
          </table:table-cell>
          <table:table-cell table:style-name="ce11" office:value-type="string" calcext:value-type="string">
            <text:p>g</text:p>
          </table:table-cell>
          <table:table-cell table:style-name="ce6" office:value-type="float" office:value="5.002" calcext:value-type="float">
            <text:p>5,002</text:p>
          </table:table-cell>
          <table:table-cell table:style-name="ce11" office:value-type="string" calcext:value-type="string">
            <text:p>±0,001</text:p>
          </table:table-cell>
          <table:table-cell table:style-name="ce11" office:value-type="string" calcext:value-type="string">
            <text:p>g</text:p>
          </table:table-cell>
          <table:table-cell table:style-name="ce6" office:value-type="float" office:value="18.4" calcext:value-type="float">
            <text:p>18,4</text:p>
          </table:table-cell>
          <table:table-cell table:style-name="ce13" office:value-type="string" calcext:value-type="string">
            <text:p>±0,2</text:p>
          </table:table-cell>
          <table:table-cell table:style-name="ce11" office:value-type="string" calcext:value-type="string">
            <text:p>cm</text:p>
          </table:table-cell>
          <table:table-cell table:style-name="ce6" office:value-type="float" office:value="4.76" calcext:value-type="float">
            <text:p>4,76</text:p>
          </table:table-cell>
          <table:table-cell table:style-name="ce11" office:value-type="float" office:value="4.68" calcext:value-type="float">
            <text:p>4,68</text:p>
          </table:table-cell>
          <table:table-cell table:style-name="ce13" office:value-type="float" office:value="4.66" calcext:value-type="float">
            <text:p>4,66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67" calcext:value-type="float">
            <text:p>4,67</text:p>
          </table:table-cell>
          <table:table-cell table:style-name="ce23" table:formula="of:=SUM([.J14:.O14])/6" office:value-type="float" office:value="4.66833333333333" calcext:value-type="float">
            <text:p>4,668</text:p>
          </table:table-cell>
          <table:table-cell table:style-name="ce28" table:formula="of:=((1/30)*[.Z15])^0.5" office:value-type="float" office:value="0.0261300167963546" calcext:value-type="float">
            <text:p>0,0261</text:p>
          </table:table-cell>
          <table:table-cell table:number-columns-repeated="2"/>
          <table:table-cell table:formula="of:=([.$P13]-[.J13])^2" office:value-type="float" office:value="0.000544444444444283" calcext:value-type="float">
            <text:p>0,0005444444</text:p>
          </table:table-cell>
          <table:table-cell table:formula="of:=([.$P13]-[.K13])^2" office:value-type="float" office:value="0.000044444444444482" calcext:value-type="float">
            <text:p>4,4444444444482E-05</text:p>
          </table:table-cell>
          <table:table-cell table:formula="of:=([.$P13]-[.L13])^2" office:value-type="float" office:value="0.000044444444444482" calcext:value-type="float">
            <text:p>4,4444444444482E-05</text:p>
          </table:table-cell>
          <table:table-cell table:formula="of:=([.$P13]-[.M13])^2" office:value-type="float" office:value="0.00321111111111141" calcext:value-type="float">
            <text:p>0,0032111111</text:p>
          </table:table-cell>
          <table:table-cell table:formula="of:=([.$P13]-[.N13])^2" office:value-type="float" office:value="0.000277777777777865" calcext:value-type="float">
            <text:p>0,0002777778</text:p>
          </table:table-cell>
          <table:table-cell table:formula="of:=([.$P13]-[.O13])^2" office:value-type="float" office:value="0.00401111111111079" calcext:value-type="float">
            <text:p>0,0040111111</text:p>
          </table:table-cell>
          <table:table-cell table:formula="of:=SUM([.T14:.Y14])" office:value-type="float" office:value="0.00813333333333331" calcext:value-type="float">
            <text:p>0,0081333333</text:p>
          </table:table-cell>
          <table:table-cell table:formula="of:=((1/30)*[.Z14])^0.5" office:value-type="float" office:value="0.0164654520469713" calcext:value-type="float">
            <text:p>0,016465452</text:p>
          </table:table-cell>
        </table:table-row>
        <table:table-row table:style-name="ro1">
          <table:table-cell table:number-columns-repeated="16"/>
          <table:table-cell table:style-name="ce1"/>
          <table:table-cell table:number-columns-repeated="2"/>
          <table:table-cell table:formula="of:=([.$P14]-[.J14])^2" office:value-type="float" office:value="0.00840277777777829" calcext:value-type="float">
            <text:p>0,0084027778</text:p>
          </table:table-cell>
          <table:table-cell table:formula="of:=([.$P14]-[.K14])^2" office:value-type="float" office:value="0.000136111111111174" calcext:value-type="float">
            <text:p>0,0001361111</text:p>
          </table:table-cell>
          <table:table-cell table:formula="of:=([.$P14]-[.L14])^2" office:value-type="float" office:value="0.0000694444444443921" calcext:value-type="float">
            <text:p>6,94444444443921E-05</text:p>
          </table:table-cell>
          <table:table-cell table:formula="of:=([.$P14]-[.M14])^2" office:value-type="float" office:value="0.000136111111111174" calcext:value-type="float">
            <text:p>0,0001361111</text:p>
          </table:table-cell>
          <table:table-cell table:formula="of:=([.$P14]-[.N14])^2" office:value-type="float" office:value="0.0117361111111104" calcext:value-type="float">
            <text:p>0,0117361111</text:p>
          </table:table-cell>
          <table:table-cell table:formula="of:=([.$P14]-[.O14])^2" office:value-type="float" office:value="0.00000277777777778753" calcext:value-type="float">
            <text:p>2,77777777778753E-06</text:p>
          </table:table-cell>
          <table:table-cell table:formula="of:=SUM([.T15:.Y15])" office:value-type="float" office:value="0.0204833333333332" calcext:value-type="float">
            <text:p>0,0204833333</text:p>
          </table:table-cell>
          <table:table-cell table:formula="of:=((1/30)*[.Z15])^0.5" office:value-type="float" office:value="0.0261300167963546" calcext:value-type="float">
            <text:p>0,0261300168</text:p>
          </table:table-cell>
        </table:table-row>
        <table:table-row table:style-name="ro1">
          <table:table-cell table:number-columns-repeated="16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15"/>
          <table:table-cell table:style-name="ce1" office:value-type="string" calcext:value-type="string">
            <text:p>(μ/10)^2</text:p>
          </table:table-cell>
          <table:table-cell table:style-name="ce1" office:value-type="string" calcext:value-type="string">
            <text:p>Δ(μ/10)^2</text:p>
          </table:table-cell>
          <table:table-cell/>
          <table:table-cell office:value-type="string" calcext:value-type="string">
            <text:p>Δr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19" table:formula="of:=([.P5]/10)^2" office:value-type="float" office:value="0.901233777777778" calcext:value-type="float">
            <text:p>0,90</text:p>
          </table:table-cell>
          <table:table-cell table:style-name="ce19" table:formula="of:=2*([.AA6]/10)*[.P5]" office:value-type="float" office:value="0.0609679313073789" calcext:value-type="float">
            <text:p>0,06</text:p>
          </table:table-cell>
          <table:table-cell office:value-type="string" calcext:value-type="string">
            <text:p>s</text:p>
          </table:table-cell>
          <table:table-cell table:formula="of:=[.Q20]/[.P20]" office:value-type="float" office:value="0.0676494077460244" calcext:value-type="float">
            <text:p>0,0676494077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19" table:formula="of:=([.P6]/10)^2" office:value-type="float" office:value="0.824766694444445" calcext:value-type="float">
            <text:p>0,82</text:p>
          </table:table-cell>
          <table:table-cell table:style-name="ce19" table:formula="of:=2*([.AA7]/10)*[.P6]" office:value-type="float" office:value="0.0665575957844403" calcext:value-type="float">
            <text:p>0,07</text:p>
          </table:table-cell>
          <table:table-cell office:value-type="string" calcext:value-type="string">
            <text:p>s</text:p>
          </table:table-cell>
          <table:table-cell table:formula="of:=[.Q21]/[.P21]" office:value-type="float" office:value="0.0806986948342681" calcext:value-type="float">
            <text:p>0,0806986948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19" table:formula="of:=([.P7]/10)^2" office:value-type="float" office:value="0.746496" calcext:value-type="float">
            <text:p>0,75</text:p>
          </table:table-cell>
          <table:table-cell table:style-name="ce19" table:formula="of:=2*([.AA8]/10)*[.P7]" office:value-type="float" office:value="0.0432575616511149" calcext:value-type="float">
            <text:p>0,04</text:p>
          </table:table-cell>
          <table:table-cell office:value-type="string" calcext:value-type="string">
            <text:p>s</text:p>
          </table:table-cell>
          <table:table-cell table:formula="of:=[.Q22]/[.P22]" office:value-type="float" office:value="0.0579474794923414" calcext:value-type="float">
            <text:p>0,0579474795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19" table:formula="of:=([.P8]/10)^2" office:value-type="float" office:value="0.672673361111111" calcext:value-type="float">
            <text:p>0,67</text:p>
          </table:table-cell>
          <table:table-cell table:style-name="ce19" table:formula="of:=2*([.AA9]/10)*[.P8]" office:value-type="float" office:value="0.0453034343757133" calcext:value-type="float">
            <text:p>0,05</text:p>
          </table:table-cell>
          <table:table-cell office:value-type="string" calcext:value-type="string">
            <text:p>s</text:p>
          </table:table-cell>
          <table:table-cell table:formula="of:=[.Q23]/[.P23]" office:value-type="float" office:value="0.0673483402120783" calcext:value-type="float">
            <text:p>0,0673483402</text:p>
          </table:table-cell>
          <table:table-cell table:number-columns-repeated="8"/>
        </table:table-row>
        <table:table-row table:style-name="ro1">
          <table:table-cell table:style-name="ce1" table:number-columns-repeated="14"/>
          <table:table-cell/>
          <table:table-cell table:style-name="ce19" table:formula="of:=([.P9]/10)^2" office:value-type="float" office:value="0.597786694444444" calcext:value-type="float">
            <text:p>0,60</text:p>
          </table:table-cell>
          <table:table-cell table:style-name="ce19" table:formula="of:=2*([.AA10]/10)*[.P9]" office:value-type="float" office:value="0.0430789459310562" calcext:value-type="float">
            <text:p>0,04</text:p>
          </table:table-cell>
          <table:table-cell office:value-type="string" calcext:value-type="string">
            <text:p>s</text:p>
          </table:table-cell>
          <table:table-cell table:formula="of:=[.Q24]/[.P24]" office:value-type="float" office:value="0.0720640762523024" calcext:value-type="float">
            <text:p>0,0720640763</text:p>
          </table:table-cell>
          <table:table-cell table:number-columns-repeated="8"/>
        </table:table-row>
        <table:table-row table:style-name="ro1">
          <table:table-cell table:style-name="ce1" table:number-columns-repeated="14"/>
          <table:table-cell/>
          <table:table-cell table:style-name="ce19" table:formula="of:=([.P10]/10)^2" office:value-type="float" office:value="0.51768025" calcext:value-type="float">
            <text:p>0,52</text:p>
          </table:table-cell>
          <table:table-cell table:style-name="ce19" table:formula="of:=2*([.AA11]/10)*[.P10]" office:value-type="float" office:value="0.0460704788883293" calcext:value-type="float">
            <text:p>0,05</text:p>
          </table:table-cell>
          <table:table-cell office:value-type="string" calcext:value-type="string">
            <text:p>s</text:p>
          </table:table-cell>
          <table:table-cell table:formula="of:=[.Q25]/[.P25]" office:value-type="float" office:value="0.0889940825216517" calcext:value-type="float">
            <text:p>0,0889940825</text:p>
          </table:table-cell>
          <table:table-cell table:number-columns-repeated="8"/>
        </table:table-row>
        <table:table-row table:style-name="ro1">
          <table:table-cell table:style-name="ce1" table:number-columns-repeated="14"/>
          <table:table-cell/>
          <table:table-cell table:style-name="ce19" table:formula="of:=([.P11]/10)^2" office:value-type="float" office:value="0.448007111111111" calcext:value-type="float">
            <text:p>0,45</text:p>
          </table:table-cell>
          <table:table-cell table:style-name="ce19" table:formula="of:=2*([.AA12]/10)*[.P11]" office:value-type="float" office:value="0.0474760313691857" calcext:value-type="float">
            <text:p>0,05</text:p>
          </table:table-cell>
          <table:table-cell office:value-type="string" calcext:value-type="string">
            <text:p>s</text:p>
          </table:table-cell>
          <table:table-cell table:formula="of:=[.Q26]/[.P26]" office:value-type="float" office:value="0.105971602217294" calcext:value-type="float">
            <text:p>0,1059716022</text:p>
          </table:table-cell>
          <table:table-cell table:number-columns-repeated="8"/>
        </table:table-row>
        <table:table-row table:style-name="ro1">
          <table:table-cell table:style-name="ce1" table:number-columns-repeated="10"/>
          <table:table-cell table:style-name="ce1" table:formula="of:=SUM([.J5:.O5])/6" office:value-type="float" office:value="9.49333333333333" calcext:value-type="float">
            <text:p>9,4933333333</text:p>
          </table:table-cell>
          <table:table-cell table:style-name="ce1" table:number-columns-repeated="3"/>
          <table:table-cell/>
          <table:table-cell table:style-name="ce19" table:formula="of:=([.P12]/10)^2" office:value-type="float" office:value="0.379045444444444" calcext:value-type="float">
            <text:p>0,38</text:p>
          </table:table-cell>
          <table:table-cell table:style-name="ce19" table:formula="of:=2*([.AA13]/10)*[.P12]" office:value-type="float" office:value="0.0375730448560278" calcext:value-type="float">
            <text:p>0,04</text:p>
          </table:table-cell>
          <table:table-cell office:value-type="string" calcext:value-type="string">
            <text:p>s</text:p>
          </table:table-cell>
          <table:table-cell table:formula="of:=[.Q27]/[.P27]" office:value-type="float" office:value="0.0991254357669369" calcext:value-type="float">
            <text:p>0,0991254358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11"/>
          <table:table-cell table:style-name="ce19" table:formula="of:=([.P13]/10)^2" office:value-type="float" office:value="0.302133444444444" calcext:value-type="float">
            <text:p>0,30</text:p>
          </table:table-cell>
          <table:table-cell table:style-name="ce19" table:formula="of:=2*([.AA14]/10)*[.P13]" office:value-type="float" office:value="0.0181010202836371" calcext:value-type="float">
            <text:p>0,02</text:p>
          </table:table-cell>
          <table:table-cell office:value-type="string" calcext:value-type="string">
            <text:p>s</text:p>
          </table:table-cell>
          <table:table-cell table:formula="of:=[.Q28]/[.P28]" office:value-type="float" office:value="0.0599106805832795" calcext:value-type="float">
            <text:p>0,0599106806</text:p>
          </table:table-cell>
          <table:table-cell table:style-name="Default"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11"/>
          <table:table-cell table:style-name="ce19" table:formula="of:=([.P14]/10)^2" office:value-type="float" office:value="0.217933361111111" calcext:value-type="float">
            <text:p>0,22</text:p>
          </table:table-cell>
          <table:table-cell table:style-name="ce19" table:formula="of:=2*([.AA15]/10)*[.P14]" office:value-type="float" office:value="0.0243967256821964" calcext:value-type="float">
            <text:p>0,02</text:p>
          </table:table-cell>
          <table:table-cell office:value-type="string" calcext:value-type="string">
            <text:p>s</text:p>
          </table:table-cell>
          <table:table-cell table:formula="of:=[.Q29]/[.P29]" office:value-type="float" office:value="0.111945805625225" calcext:value-type="float">
            <text:p>0,1119458056</text:p>
          </table:table-cell>
          <table:table-cell table:style-name="Default"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13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6"/>
          <table:table-cell table:formula="of:=([.J5]/10-[.$K$27]/10)^2" office:value-type="float" office:value="0.0000587777777777835" calcext:value-type="float">
            <text:p>5,87777777777835E-05</text:p>
          </table:table-cell>
          <table:table-cell table:formula="of:=([.K5]/10-[.$K$27]/10)^2" office:value-type="float" office:value="0.0000187777777777756" calcext:value-type="float">
            <text:p>1,87777777777756E-05</text:p>
          </table:table-cell>
          <table:table-cell table:formula="of:=([.L5]/10-[.$K$27]/10)^2" office:value-type="float" office:value="0.0000321111111111154" calcext:value-type="float">
            <text:p>3,21111111111154E-05</text:p>
          </table:table-cell>
          <table:table-cell table:formula="of:=([.M5]/10-[.$K$27]/10)^2" office:value-type="float" office:value="0.000000111111111110865" calcext:value-type="float">
            <text:p>1,11111111110865E-07</text:p>
          </table:table-cell>
          <table:table-cell table:formula="of:=([.N5]/10-[.$K$27]/10)^2" office:value-type="float" office:value="0.000177777777777771" calcext:value-type="float">
            <text:p>0,0001777778</text:p>
          </table:table-cell>
          <table:table-cell table:formula="of:=([.O5]/10-[.$K$27]/10)^2" office:value-type="float" office:value="0.0000217777777777802" calcext:value-type="float">
            <text:p>2,17777777777802E-05</text:p>
          </table:table-cell>
          <table:table-cell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13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6"/>
          <table:table-cell table:style-name="ce18"/>
          <table:table-cell table:number-columns-repeated="6"/>
          <table:table-cell table:style-name="Default" table:number-columns-repeated="10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6"/>
          <table:table-cell table:style-name="ce19"/>
          <table:table-cell table:number-columns-repeated="6"/>
          <table:table-cell table:style-name="Default" table:number-columns-repeated="10"/>
        </table:table-row>
        <table:table-row table:style-name="ro1">
          <table:table-cell table:number-columns-repeated="9"/>
          <table:table-cell table:formula="of:=[.J5]/10" office:value-type="float" office:value="0.957" calcext:value-type="float">
            <text:p>0,957</text:p>
          </table:table-cell>
          <table:table-cell table:formula="of:=[.K5]/10" office:value-type="float" office:value="0.945" calcext:value-type="float">
            <text:p>0,945</text:p>
          </table:table-cell>
          <table:table-cell table:formula="of:=[.L5]/10" office:value-type="float" office:value="0.955" calcext:value-type="float">
            <text:p>0,955</text:p>
          </table:table-cell>
          <table:table-cell table:formula="of:=[.M5]/10" office:value-type="float" office:value="0.949" calcext:value-type="float">
            <text:p>0,949</text:p>
          </table:table-cell>
          <table:table-cell table:formula="of:=[.N5]/10" office:value-type="float" office:value="0.936" calcext:value-type="float">
            <text:p>0,936</text:p>
          </table:table-cell>
          <table:table-cell table:formula="of:=[.O5]/10" office:value-type="float" office:value="0.954" calcext:value-type="float">
            <text:p>0,954</text:p>
          </table:table-cell>
          <table:table-cell table:formula="of:=SUM([.J36:.O36])/6" office:value-type="float" office:value="0.949333333333333" calcext:value-type="float">
            <text:p>0,9493333333</text:p>
          </table:table-cell>
          <table:table-cell/>
          <table:table-cell table:style-name="Default"/>
          <table:table-cell table:style-name="Default" table:formula="of:=([.$P36]-[.J36])^2" office:value-type="float" office:value="0.0000587777777777801" calcext:value-type="float">
            <text:p>5,87777777777801E-05</text:p>
          </table:table-cell>
          <table:table-cell table:style-name="Default" table:formula="of:=([.$P36]-[.K36])^2" office:value-type="float" office:value="0.0000187777777777775" calcext:value-type="float">
            <text:p>1,87777777777775E-05</text:p>
          </table:table-cell>
          <table:table-cell table:style-name="Default" table:formula="of:=([.$P36]-[.L36])^2" office:value-type="float" office:value="0.0000321111111111128" calcext:value-type="float">
            <text:p>3,21111111111128E-05</text:p>
          </table:table-cell>
          <table:table-cell table:style-name="Default" table:formula="of:=([.$P36]-[.M36])^2" office:value-type="float" office:value="0.000000111111111111013" calcext:value-type="float">
            <text:p>1,11111111111013E-07</text:p>
          </table:table-cell>
          <table:table-cell table:style-name="Default" table:formula="of:=([.$P36]-[.N36])^2" office:value-type="float" office:value="0.000177777777777777" calcext:value-type="float">
            <text:p>0,0001777778</text:p>
          </table:table-cell>
          <table:table-cell table:style-name="Default" table:formula="of:=([.$P36]-[.O36])^2" office:value-type="float" office:value="0.0000217777777777782" calcext:value-type="float">
            <text:p>2,17777777777782E-05</text:p>
          </table:table-cell>
          <table:table-cell table:style-name="Default" table:formula="of:=SUM([.S36:.X36])" office:value-type="float" office:value="0.000309333333333337" calcext:value-type="float">
            <text:p>0,0003093333</text:p>
          </table:table-cell>
          <table:table-cell table:formula="of:=((1/30)*[.Y36])^0.5" office:value-type="float" office:value="0.00321109188767796" calcext:value-type="float">
            <text:p>0,0032110919</text:p>
          </table:table-cell>
          <table:table-cell table:style-name="Default"/>
        </table:table-row>
        <table:table-row table:style-name="ro1">
          <table:table-cell table:number-columns-repeated="9"/>
          <table:table-cell table:formula="of:=[.J36]^2" office:value-type="float" office:value="0.915849" calcext:value-type="float">
            <text:p>0,915849</text:p>
          </table:table-cell>
          <table:table-cell table:formula="of:=[.K36]^2" office:value-type="float" office:value="0.893025" calcext:value-type="float">
            <text:p>0,893025</text:p>
          </table:table-cell>
          <table:table-cell table:formula="of:=[.L36]^2" office:value-type="float" office:value="0.912025" calcext:value-type="float">
            <text:p>0,912025</text:p>
          </table:table-cell>
          <table:table-cell table:formula="of:=[.M36]^2" office:value-type="float" office:value="0.900601" calcext:value-type="float">
            <text:p>0,900601</text:p>
          </table:table-cell>
          <table:table-cell table:formula="of:=[.N36]^2" office:value-type="float" office:value="0.876096" calcext:value-type="float">
            <text:p>0,876096</text:p>
          </table:table-cell>
          <table:table-cell table:formula="of:=[.O36]^2" office:value-type="float" office:value="0.910116" calcext:value-type="float">
            <text:p>0,910116</text:p>
          </table:table-cell>
          <table:table-cell table:formula="of:=[.P36]^2" office:value-type="float" office:value="0.901233777777778" calcext:value-type="float">
            <text:p>0,9012337778</text:p>
          </table:table-cell>
          <table:table-cell/>
          <table:table-cell table:style-name="Default" table:number-columns-repeated="10"/>
        </table:table-row>
        <table:table-row table:style-name="ro1">
          <table:table-cell table:number-columns-repeated="10"/>
          <table:table-cell table:style-name="ce19"/>
          <table:table-cell table:number-columns-repeated="4"/>
          <table:table-cell table:formula="of:=[.P37]*2*[.Z36]" office:value-type="float" office:value="0.00578788894544717" calcext:value-type="float">
            <text:p>0,0057878889</text:p>
          </table:table-cell>
          <table:table-cell/>
          <table:table-cell table:style-name="Default" table:number-columns-repeated="10"/>
        </table:table-row>
        <table:table-row table:style-name="ro1" table:number-rows-repeated="3">
          <table:table-cell table:number-columns-repeated="10"/>
          <table:table-cell table:style-name="ce19"/>
          <table:table-cell table:number-columns-repeated="6"/>
          <table:table-cell table:style-name="Default" table:number-columns-repeated="10"/>
        </table:table-row>
        <table:table-row table:style-name="ro1">
          <table:table-cell table:number-columns-repeated="10"/>
          <table:table-cell table:style-name="ce19"/>
          <table:table-cell table:number-columns-repeated="6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3:08:34.293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e </meta:initial-creator>
    <meta:creation-date>2016-10-19T16:31:47.232913739</meta:creation-date>
    <dc:date>2016-10-30T23:20:18.152000000</dc:date>
    <meta:editing-duration>PT1H45M52S</meta:editing-duration>
    <meta:editing-cycles>10</meta:editing-cycles>
    <meta:generator>LibreOffice/5.1.3.2$Windows_x86 LibreOffice_project/644e4637d1d8544fd9f56425bd6cec110e49301b</meta:generator>
    <meta:document-statistic meta:table-count="1" meta:cell-count="358" meta:object-count="0"/>
  </office:meta>
</office:document-meta>
</file>